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4Library.R4Library( Logger logger , BundleRevision revision , String libraryFile , String [ ] osnames , String [ ] processors , String [ ] osversions , String [ ] languages , String selection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4Library.getLangu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4Library.getSelection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4Library.getOS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4Library.toString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7">
            <text:p text:style-name="Table_20_Contents">17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R4Library.getPath( String nam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R4Library.getOSVer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4Library.getProcess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